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solid"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24pt" style:font-size-asian="24pt" style:font-size-complex="24pt"/>
    </style:style>
    <style:style style:name="P2"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What is Web Server?</text:p>
          </draw:text-box>
        </draw:frame>
        <draw:frame presentation:style-name="pr2" draw:text-style-name="P1" draw:layer="layout" svg:width="25.199cm" svg:height="12.179cm" svg:x="1.4cm" svg:y="4.914cm" presentation:class="subtitle" presentation:user-transformed="true">
          <draw:text-box>
            <text:p text:style-name="P1"><text:span text:style-name="T1">A web server is software and telecomuncation equipment, that processes requests via HTTP.(It's a software that accepts and supervises the HTTP requests).</text:span></text:p>
            <text:p text:style-name="P1"><text:span text:style-name="T1"/></text:p>
            <text:p text:style-name="P1"><text:span text:style-name="T1">The most common use of web servers is to host websites, but there are other uses such as gaming, data storage, running enterprise applications, handling email, FTP, or other web uses.</text:span></text:p>
            <text:p text:style-name="P1"><text:span text:style-name="T1"/></text:p>
            <text:p text:style-name="P1"><text:span text:style-name="T1">The primary function of a web server is to store, process and deliver web pages to clients.</text:span></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Basics</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2">A user agent, commonly a web browser or web crawler, initiates communication by making a request for a specific resource using HTTP and the server responds with the content of that resource or an error message if unable to do so.</text:span></text:p>
              </text:list-item>
              <text:list-item>
                <text:p text:style-name="P2"><text:span text:style-name="T2">Many generic web servers also support server-side scripting using Active Server Pages (ASP), PHP, or other scripting languages.</text:span></text:p>
              </text:list-item>
              <text:list-item>
                <text:p text:style-name="P2"><text:span text:style-name="T2">Web server is <text:s/>used for retrieving and/or modifying information from databases </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Path translation</text:p>
          </draw:text-box>
        </draw:frame>
        <draw:frame presentation:style-name="pr4" draw:layer="layout" svg:width="25.199cm" svg:height="12.179cm" svg:x="1.4cm" svg:y="4.914cm" presentation:class="outline" presentation:user-transformed="true">
          <draw:text-box>
            <text:list text:style-name="L3">
              <text:list-item>
                <text:p>Web servers are able to map the path component of a Uniform Resource Locator (URL) into:</text:p>
                <text:p><text:s text:c="3"/>A local file system resource (for static requests)</text:p>
                <text:p><text:s text:c="3"/>An internal or external programe name (for <text:s text:c="2"/>dynamic requests)</text:p>
                <text:p>For a static request the URL path specified by the client is relative to the web server's root directory.</text:p>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Load limits</text:p>
          </draw:text-box>
        </draw:frame>
        <draw:frame presentation:style-name="pr4" draw:layer="layout" svg:width="25.199cm" svg:height="12.179cm" svg:x="1.4cm" svg:y="4.914cm" presentation:class="outline" presentation:user-transformed="true">
          <draw:text-box>
            <text:list text:style-name="L3">
              <text:list-header>
                <text:p>A web server (program) has defined load limits, because it can handle only a limited number of concurrent client connections (usually between 2 and 80,000, by default between 500 and 1,000) per IP address (and TCP port) and it can serve only a certain maximum number of requests per second depending on:</text:p>
                <text:p><text:s text:c="3"/>its own settings,</text:p>
                <text:p><text:s text:c="3"/>the HTTP request type,</text:p>
                <text:p><text:s text:c="3"/>whether the content is static or dynamic,</text:p>
                <text:p><text:s text:c="3"/>whether the content is cached, and</text:p>
                <text:p><text:s text:c="3"/>the hardware and software limitations of the OS of the computer on which the web server runs.</text:p>
                <text:p/>
              </text:list-header>
              <text:list-item>
                <text:p>When a web server is near to or over its limit, it becomes unresponsive.</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6T13:01:24.473041188</meta:creation-date>
    <dc:date>2015-02-16T13:29:57.326596785</dc:date>
    <meta:editing-duration>PT13M9S</meta:editing-duration>
    <meta:editing-cycles>1</meta:editing-cycles>
    <meta:document-statistic meta:object-count="37"/>
    <meta:generator>LibreOffice/4.2.7.2$Linux_X86_64 LibreOffice_project/420m0$Build-2</meta:generator>
  </office:meta>
</office:document-meta>
</file>